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3ea7f" officeooo:paragraph-rsid="0013ea7f"/>
    </style:style>
    <style:style style:name="P2" style:family="paragraph" style:parent-style-name="Text_20_body">
      <style:text-properties officeooo:rsid="0024aedf" officeooo:paragraph-rsid="0024aedf"/>
    </style:style>
    <style:style style:name="P3" style:family="paragraph" style:parent-style-name="Heading_20_1">
      <style:text-properties officeooo:rsid="002396c2" officeooo:paragraph-rsid="002396c2"/>
    </style:style>
    <style:style style:name="P4" style:family="paragraph" style:parent-style-name="Text_20_body">
      <style:text-properties fo:font-style="italic" officeooo:rsid="0024aedf" officeooo:paragraph-rsid="0024aedf" style:font-style-asian="italic" style:font-style-complex="italic"/>
    </style:style>
    <style:style style:name="P5" style:family="paragraph" style:parent-style-name="Text_20_body" style:list-style-name="L1">
      <style:text-properties officeooo:rsid="0013ea7f" officeooo:paragraph-rsid="0013ea7f"/>
    </style:style>
    <style:style style:name="P6" style:family="paragraph" style:parent-style-name="Text_20_body">
      <style:text-properties fo:font-style="normal" officeooo:rsid="002396c2" officeooo:paragraph-rsid="002396c2" style:font-style-asian="normal" style:font-style-complex="normal"/>
    </style:style>
    <style:style style:name="P7" style:family="paragraph">
      <style:paragraph-properties fo:text-align="center" style:writing-mode="lr-tb"/>
    </style:style>
    <style:style style:name="P8" style:family="paragraph">
      <loext:graphic-properties draw:fill="none"/>
      <style:paragraph-properties fo:text-align="center" style:writing-mode="lr-tb"/>
    </style:style>
    <style:style style:name="P9" style:family="paragraph">
      <style:paragraph-properties fo:text-align="center"/>
    </style:style>
    <style:style style:name="T1" style:family="text">
      <style:text-properties officeooo:rsid="0013ea7f"/>
    </style:style>
    <style:style style:name="T2" style:family="text">
      <style:text-properties fo:font-style="normal" style:font-style-asian="normal" style:font-style-complex="normal"/>
    </style:style>
    <style:style style:name="T3" style:family="text">
      <style:text-properties fo:font-style="normal" officeooo:rsid="0017cbe6" style:font-style-asian="normal" style:font-style-complex="normal"/>
    </style:style>
    <style:style style:name="T4" style:family="text">
      <style:text-properties officeooo:rsid="0015e3f7"/>
    </style:style>
    <style:style style:name="T5" style:family="text">
      <style:text-properties officeooo:rsid="0024aed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cm" draw:marker-start-width="0.397cm" draw:marker-end-width="0.397cm" draw:fill="none" draw:textarea-horizontal-align="justify" draw:textarea-vertical-align="middle" draw:auto-grow-height="false" fo:min-height="0.27cm" fo:min-width="0.27cm" fo:padding-top="0.014cm" fo:padding-bottom="0.014cm" fo:padding-left="0.014cm" fo:padding-right="0.014cm" style:run-through="foreground"/>
      <style:paragraph-properties style:writing-mode="lr-tb"/>
    </style:style>
    <style:style style:name="gr3"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Les Réseaux sociaux <text:span text:style-name="T5">— Entraînement</text:span></text:p>
      <text:h text:style-name="Heading_20_1" text:outline-level="1"><text:span text:style-name="T1">Exercice 1 : </text:span>Questions de cours</text:h>
      <text:p text:style-name="P4">Vous devez être capables de : (1) Citer quelques dépenses d’un réseau social ; (2) Citer quelques modes de financement des réseaux sociaux, avec des exemples ; (3) Expliquer pourquoi offrir un accès à Internet à des populations non-connectées peut rapporter de l’argent aux entreprises de réseaux sociaux comme Google ou Facebook.</text:p>
      <text:h text:style-name="Heading_20_1" text:outline-level="1">Exercice 2</text:h>
      <text:p text:style-name="P1">Une petite compagnie aérienne propose des vols entre les aéroports de Paris, Lille, Bordeaux, Toulouse. De Paris, il est possible de rejoindre n'importe quelle autre ville (et inversement). De plus, un vol relie Bordeaux à Toulouse (dans les deux sens).</text:p>
      <text:p text:style-name="P1">Représenter la situation par un graphe, où, <text:span text:style-name="T5">l</text:span>es sommets du graphe sont les villes desservies par la compagnie aérienne, <text:span text:style-name="T5">et </text:span>les arêtes sont les vols proposés par la compagnie entre les différente ville.</text:p>
      <text:h text:style-name="Heading_20_1" text:outline-level="1">Exercice 3</text:h>
      <text:p text:style-name="P1"><draw:g text:anchor-type="paragraph" draw:z-index="0" draw:name="Forme1" draw:style-name="gr1"><draw:custom-shape draw:name="Forme1" draw:style-name="gr2" draw:text-style-name="P8" svg:width="0.422cm" svg:height="0.422cm" svg:x="10.984cm" svg:y="0.773cm"><text:p text:style-name="P7">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8" svg:width="0.422cm" svg:height="0.422cm" svg:x="11.984cm" svg:y="2.773cm"><text:p text:style-name="P7">H</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8" svg:width="0.422cm" svg:height="0.422cm" svg:x="12.984cm" svg:y="2.773cm"><text:p text:style-name="P7">I</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8" svg:width="0.422cm" svg:height="0.422cm" svg:x="12.984cm" svg:y="1.773cm"><text:p text:style-name="P7">F</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8" svg:width="0.422cm" svg:height="0.422cm" svg:x="11.984cm" svg:y="1.773cm"><text:p text:style-name="P7">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8" svg:width="0.422cm" svg:height="0.422cm" svg:x="10.984cm" svg:y="1.773cm"><text:p text:style-name="P7">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8" svg:width="0.422cm" svg:height="0.422cm" svg:x="10.984cm" svg:y="2.773cm"><text:p text:style-name="P7">G</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8" svg:width="0.422cm" svg:height="0.422cm" svg:x="11.984cm" svg:y="0.773cm"><text:p text:style-name="P7">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1" draw:style-name="gr2" draw:text-style-name="P8" svg:width="0.422cm" svg:height="0.422cm" svg:x="12.984cm" svg:y="0.773cm"><text:p text:style-name="P7">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Forme2" draw:style-name="gr3" draw:text-style-name="P9" svg:x1="12.199cm" svg:y1="1.775cm" svg:x2="12.199cm" svg:y2="1.196cm"><text:p/></draw:line><draw:line draw:name="Forme3" draw:style-name="gr3" draw:text-style-name="P9" svg:x1="11.407cm" svg:y1="1.002cm" svg:x2="11.986cm" svg:y2="1.002cm"><text:p/></draw:line><draw:line draw:name="Forme4" draw:style-name="gr3" draw:text-style-name="P9" svg:x1="12.407cm" svg:y1="1.009cm" svg:x2="12.986cm" svg:y2="1.009cm"><text:p/></draw:line><draw:line draw:name="Forme5" draw:style-name="gr3" draw:text-style-name="P9" svg:x1="11.407cm" svg:y1="1.995cm" svg:x2="11.986cm" svg:y2="1.995cm"><text:p/></draw:line><draw:line draw:name="Forme6" draw:style-name="gr3" draw:text-style-name="P9" svg:x1="11.363cm" svg:y1="2.845cm" svg:x2="12.072cm" svg:y2="2.136cm"><text:p/></draw:line><draw:line draw:name="Forme7" draw:style-name="gr3" draw:text-style-name="P9" svg:x1="13.199cm" svg:y1="1.196cm" svg:x2="13.199cm" svg:y2="1.775cm"><text:p/></draw:line><draw:line draw:name="Forme8" draw:style-name="gr3" draw:text-style-name="P9" svg:x1="13.208cm" svg:y1="2.196cm" svg:x2="13.208cm" svg:y2="2.775cm"><text:p/></draw:line><draw:line draw:name="Forme9" draw:style-name="gr3" draw:text-style-name="P9" svg:x1="12.407cm" svg:y1="2.981cm" svg:x2="12.986cm" svg:y2="2.981cm"><text:p/></draw:line></draw:g>Lors d'une soirée, neuf invités s'amusent à tracer le graphe c<text:span text:style-name="T4">i-contre</text:span>, où :</text:p>
      <text:list text:style-name="L1">
        <text:list-item>
          <text:p text:style-name="P5">les sommets représentent les neuf invités (représentés ici par des lettres) ;</text:p>
        </text:list-item>
        <text:list-item>
          <text:p text:style-name="P5">une arête entre deux invités signifie qu'ils se connaissaient avant la soirée.</text:p>
        </text:list-item>
      </text:list>
      <text:p text:style-name="P2">En justifiant, donner : le centre, le rayon, le diamètre du graphe.</text:p>
      <text:h text:style-name="P3" text:outline-level="1"><text:span text:style-name="T3">E</text:span><text:span text:style-name="T2">xercice 4</text:span></text:h>
      <text:p text:style-name="P6">Vous devez avoir suffisamment compris le document sur les bulles de filtres pour être capable de répondre à des questions du même gen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5cm" fo:border="0.11pt solid #0000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ouis Paternault</meta:initial-creator>
    <meta:creation-date>2020-04-21T20:44:33.229780407</meta:creation-date>
    <meta:editing-duration>PT19M13S</meta:editing-duration>
    <meta:editing-cycles>11</meta:editing-cycles>
    <meta:generator>LibreOffice/7.4.3.2$Linux_X86_64 LibreOffice_project/40$Build-2</meta:generator>
    <dc:description>Copyright 2020 Louis Paternault — http://snt.ababsurdo.fr

Publié sous licence Creative Commons Attribution-ShareAlike 4.0 International (CC BY-SA 4.0)
http://creativecommons.org/licenses/by-sa/4.0/deed.fr</dc:description>
    <dc:date>2022-12-30T15:32:31.359304044</dc:date>
    <dc:creator>Louis Paternault</dc:creator>
    <meta:document-statistic meta:table-count="0" meta:image-count="0" meta:object-count="0" meta:page-count="1" meta:paragraph-count="13" meta:word-count="215" meta:character-count="1315" meta:non-whitespace-character-count="1114"/>
  </office:meta>
</office:document-meta>
</file>